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45cm" svg:height="8.237cm" svg:x="0.255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1T15:55:34.989280004</dc:date>
    <meta:editing-duration>PT2M47S</meta:editing-duration>
    <meta:editing-cycles>17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46cm" svg:height="8.238cm" xlink:href="." xlink:type="simple" chart:class="chart:scatter" chart:style-name="ch1">
        <chart:plot-area chart:style-name="ch2" chart:data-source-has-labels="both" svg:x="0.292cm" svg:y="0.164cm" svg:width="14.062cm" svg:height="7.91cm">
          <chartooo:coordinate-region svg:x="0.834cm" svg:y="0.363cm" svg:width="13.426cm" svg:height="7.512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